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主角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姓名</text:p>
          </table:table-cell>
          <table:table-cell table:style-name="ce1" office:value-type="string">
            <text:p>性别</text:p>
          </table:table-cell>
          <table:table-cell table:style-name="ce1" office:value-type="string">
            <text:p>年龄</text:p>
          </table:table-cell>
          <table:table-cell table:style-name="ce1" office:value-type="string">
            <text:p>登场等级</text:p>
          </table:table-cell>
          <table:table-cell table:style-name="ce1" office:value-type="string">
            <text:p>攻击</text:p>
          </table:table-cell>
          <table:table-cell table:style-name="ce1" office:value-type="string">
            <text:p>防御</text:p>
          </table:table-cell>
          <table:table-cell table:style-name="ce1" office:value-type="string">
            <text:p>速度</text:p>
          </table:table-cell>
          <table:table-cell table:style-name="ce1" office:value-type="string">
            <text:p>运气</text:p>
          </table:table-cell>
          <table:table-cell table:style-name="ce1" table:number-columns-repeated="1015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程傲雪</text:p>
          </table:table-cell>
          <table:table-cell office:value-type="string">
            <text:p>女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李星枫</text:p>
          </table:table-cell>
          <table:table-cell office:value-type="string">
            <text:p>男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慕容芷欣</text:p>
          </table:table-cell>
          <table:table-cell office:value-type="string">
            <text:p>女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水湘灵</text:p>
          </table:table-cell>
          <table:table-cell office:value-type="string">
            <text:p>女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敌人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名称</text:p>
          </table:table-cell>
          <table:table-cell office:value-type="string">
            <text:p>等级</text:p>
          </table:table-cell>
          <table:table-cell office:value-type="string">
            <text:p>攻击</text:p>
          </table:table-cell>
          <table:table-cell office:value-type="string">
            <text:p>防御</text:p>
          </table:table-cell>
          <table:table-cell office:value-type="string">
            <text:p>速度</text:p>
          </table:table-cell>
          <table:table-cell office:value-type="string">
            <text:p>运气</text:p>
          </table:table-cell>
        </table:table-row>
      </table:table>
      <table:table table:name="武器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身防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足防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配饰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运气事件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事件</text:p>
          </table:table-cell>
          <table:table-cell table:style-name="ce1" office:value-type="string">
            <text:p>效果</text:p>
          </table:table-cell>
          <table:table-cell table:style-name="ce1" table:number-columns-repeated="1021"/>
        </table:table-row>
        <table:table-row table:style-name="ro2">
          <table:table-cell office:value-type="float" office:value="7001">
            <text:p>7001</text:p>
          </table:table-cell>
          <table:table-cell office:value-type="string">
            <text:p>必中</text:p>
          </table:table-cell>
          <table:table-cell office:value-type="string">
            <text:p>命中100%</text:p>
          </table:table-cell>
          <table:table-cell table:number-columns-repeated="1021"/>
        </table:table-row>
        <table:table-row table:style-name="ro2">
          <table:table-cell office:value-type="float" office:value="7002">
            <text:p>7002</text:p>
          </table:table-cell>
          <table:table-cell office:value-type="string">
            <text:p>必闪</text:p>
          </table:table-cell>
          <table:table-cell office:value-type="string">
            <text:p>闪避100%</text:p>
          </table:table-cell>
          <table:table-cell table:number-columns-repeated="1021"/>
        </table:table-row>
        <table:table-row table:style-name="ro2">
          <table:table-cell office:value-type="float" office:value="7003">
            <text:p>7003</text:p>
          </table:table-cell>
          <table:table-cell office:value-type="string">
            <text:p>暴击</text:p>
          </table:table-cell>
          <table:table-cell office:value-type="string">
            <text:p>伤害1.5倍</text:p>
          </table:table-cell>
          <table:table-cell table:number-columns-repeated="1021"/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破击</text:p>
          </table:table-cell>
          <table:table-cell office:value-type="string">
            <text:p>无视对手防御</text:p>
          </table:table-cell>
          <table:table-cell table:number-columns-repeated="1021"/>
        </table:table-row>
        <table:table-row table:style-name="ro1">
          <table:table-cell office:value-type="float" office:value="7005">
            <text:p>7005</text:p>
          </table:table-cell>
          <table:table-cell office:value-type="string">
            <text:p>格档</text:p>
          </table:table-cell>
          <table:table-cell office:value-type="string">
            <text:p>伤害减半</text:p>
          </table:table-cell>
          <table:table-cell table:number-columns-repeated="1021"/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反弹</text:p>
          </table:table-cell>
          <table:table-cell office:value-type="string">
            <text:p>反弹伤害</text:p>
          </table:table-cell>
          <table:table-cell table:number-columns-repeated="1021"/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觉醒</text:p>
          </table:table-cell>
          <table:table-cell office:value-type="string">
            <text:p>绝技槽填满</text:p>
          </table:table-cell>
          <table:table-cell table:number-columns-repeated="1021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2012／05／05</text:date>, <text:time>12:38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dipzone wu</meta:initial-creator>
    <meta:creation-date>2012-05-05T12:06:28.71</meta:creation-date>
    <dc:date>2012-05-05T12:38:32.50</dc:date>
    <dc:creator>fdipzone wu</dc:creator>
    <meta:editing-duration>PT00H32M05S</meta:editing-duration>
    <meta:editing-cycles>2</meta:editing-cycles>
    <meta:generator>OpenOffice.org/3.2$Win32 OpenOffice.org_project/320m18$Build-9502</meta:generator>
    <meta:document-statistic meta:table-count="7" meta:cell-count="60" meta:object-count="0"/>
  </office:meta>
</office:document-meta>
</file>